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1" svg:font-family="'Helvetica Neue', Helvetica, Arial, sans-serif"/>
    <style:font-face style:name="Helvetica Neue" svg:font-family="'Helvetica Neue', Helvetic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orphans="2" fo:widows="2" fo:text-indent="0in" style:auto-text-indent="false"/>
    </style:style>
    <style:style style:name="T1" style:family="text">
      <style:text-properties fo:color="#222222" loext:opacity="100%" style:font-name="Helvetica Neue" fo:font-size="10.5pt" fo:letter-spacing="normal" fo:font-weight="bold"/>
    </style:style>
    <style:style style:name="T2" style:family="text">
      <style:text-properties fo:color="#222222" loext:opacity="100%" fo:font-size="10.5pt" fo:letter-spacing="normal" fo:font-weight="normal"/>
    </style:style>
    <style:style style:name="T3" style:family="text">
      <style:text-properties fo:color="#222222" loext:opacity="100%" fo:letter-spacing="normal"/>
    </style:style>
    <style:style style:name="T4" style:family="text">
      <style:text-properties fo:font-variant="normal" fo:text-transform="none" fo:color="#222222" loext:opacity="100%" fo:font-size="10.5pt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Helvetica Neue" fo:font-size="10.5pt" fo:letter-spacing="normal" fo:font-style="normal" fo:font-weight="normal"/>
    </style:style>
    <style:style style:name="T6" style:family="text">
      <style:text-properties fo:font-variant="normal" fo:text-transform="none" fo:color="#222222" loext:opacity="100%" fo:letter-spacing="normal"/>
    </style:style>
    <style:style style:name="T7" style:family="text">
      <style:text-properties fo:font-variant="normal" fo:text-transform="none" fo:color="#222222" loext:opacity="100%" style:font-name="Helvetica Neue1" fo:font-size="10.5pt" fo:letter-spacing="normal" fo:font-style="normal" fo:font-weight="normal"/>
    </style:style>
    <style:style style:name="T8" style:family="text">
      <style:text-properties fo:font-variant="normal" fo:text-transform="none" fo:color="#4477bd" loext:opacity="100%" style:font-name="Helvetica Neue" fo:font-size="10.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4477bd" loext:opacity="100%" style:font-name="Helvetica Neu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Strong_20_Emphasis"><text:span text:style-name="T1">**** Note, if you are a subscriber to my free Learning Python Course, then these videos are best watched after Week5 of that course. Due to some email-list mechanics, you may receive this email before the other lessons in the free course. ****</text:span></text:span></text:span><text:line-break/><text:line-break/><text:line-break/><text:span text:style-name="Strong_20_Emphasis"><text:span text:style-name="T4">I recently recorded the following videos:</text:span></text:span><text:line-break/><text:line-break/><text:span text:style-name="Strong_20_Emphasis"><text:span text:style-name="T5">1. Python Modules<text:line-break/> <text:s text:c="3"/></text:span></text:span><text:span text:style-name="T4">Video: </text:span><text:span text:style-name="T8">https://vimeo.com/451667814</text:span><text:line-break/><text:span text:style-name="Emphasis"><text:span text:style-name="T3">    </text:span></text:span><text:span text:style-name="Emphasis"><text:span text:style-name="T2">Covers: Creating reusable Python files (i.e. modules)</text:span></text:span><text:line-break/><text:span text:style-name="T6">    </text:span><text:span text:style-name="T8">Reference code - https://github.com/ktbyers/pynet/tree/master/learning_python/modules/collateral/module_basics</text:span><text:line-break/><text:line-break/><text:line-break/><text:span text:style-name="Strong_20_Emphasis"><text:span text:style-name="T5">2. sys.path and PYTHONPATH<text:line-break/>    </text:span></text:span><text:span text:style-name="T4">Video: </text:span><text:span text:style-name="T9">https://vimeo.com/451914651</text:span><text:line-break/><text:span text:style-name="Emphasis"><text:span text:style-name="T3">    </text:span></text:span><text:span text:style-name="Emphasis"><text:span text:style-name="T2">Covers: How Python finds modules and packages using sys.path. How you can modify sys.path using an environment variable.</text:span></text:span><text:line-break/><text:line-break/><text:line-break/><text:span text:style-name="Strong_20_Emphasis"><text:span text:style-name="T5">3.  if __name__ == "__main__":<text:line-break/>    </text:span></text:span><text:span text:style-name="T4">Video: </text:span><text:span text:style-name="T8">https://vimeo.com/451945665</text:span><text:line-break/><text:span text:style-name="Emphasis"><text:span text:style-name="T3">    </text:span></text:span><text:span text:style-name="Emphasis"><text:span text:style-name="T2">Covers: Python technique for separating reusable components in a file from executable components specific to that program.</text:span></text:span><text:line-break/><text:line-break/><text:line-break/><text:span text:style-name="Strong_20_Emphasis"><text:span text:style-name="T5">4. Python Code Structure<text:line-break/>    </text:span></text:span><text:span text:style-name="T4">Video: </text:span><text:span text:style-name="T8">https://vimeo.com/452371533</text:span><text:line-break/><text:span text:style-name="Emphasis"><text:span text:style-name="T3">    </text:span></text:span><text:span text:style-name="Emphasis"><text:span text:style-name="T2">Covers: A common code structure for a Python program.</text:span></text:span><text:line-break/><text:span text:style-name="T6">    </text:span><text:span text:style-name="T9">Reference code - https://github.com/ktbyers/pynet/tree/master/learning_python/modules/collateral/code_structure</text:span><text:line-break/><text:line-break/><text:line-break/><text:line-break/><text:line-break/><text:soft-page-break/><text:line-break/><text:span text:style-name="T7">Regards,</text:span><text:line-break/><text:line-break/><text:span text:style-name="T7">Kirk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1" svg:font-family="'Helvetica Neue', Helvetica, Arial, sans-serif"/>
    <style:font-face style:name="Helvetica Neue" svg:font-family="'Helvetica Neue', Helvetica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9:01:21.280000000</meta:creation-date>
    <dc:date>2021-09-09T19:03:43.945000000</dc:date>
    <meta:editing-duration>PT2M22S</meta:editing-duration>
    <meta:editing-cycles>1</meta:editing-cycles>
    <meta:document-statistic meta:table-count="0" meta:image-count="0" meta:object-count="0" meta:page-count="2" meta:paragraph-count="1" meta:word-count="134" meta:character-count="1171" meta:non-whitespace-character-count="981"/>
    <meta:generator>LibreOffice/7.1.5.2$Windows_X86_64 LibreOffice_project/85f04e9f809797b8199d13c421bd8a2b025d52b5</meta:generator>
  </office:meta>
</office:document-meta>
</file>